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custom-shape draw:style-name="gr2" draw:text-style-name="P1" xml:id="id5" draw:id="id5" draw:layer="layout" svg:width="0.771cm" svg:height="0.822cm" svg:x="14.2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4.617cm" svg:y1="2.47cm" svg:x2="14.616cm" svg:y2="3.651cm" draw:start-shape="id5" draw:start-glue-point="8" svg:d="M14617 2470v842h-1v339" svg:viewBox="0 0 2 1182">
          <text:p/>
        </draw:connector>
        <draw:connector draw:style-name="gr4" draw:text-style-name="P1" draw:layer="layout" draw:type="line" svg:x1="14.616cm" svg:y1="3.651cm" svg:x2="14.128cm" svg:y2="4.447cm" draw:start-shape="id6" draw:start-glue-point="3" svg:d="M14616 3651l-488 796" svg:viewBox="0 0 489 797">
          <text:p/>
        </draw:connector>
        <draw:connector draw:style-name="gr4" draw:text-style-name="P1" draw:layer="layout" draw:type="line" svg:x1="14.616cm" svg:y1="3.651cm" svg:x2="15.156cm" svg:y2="4.396cm" draw:start-shape="id6" draw:start-glue-point="3" svg:d="M14616 3651l540 745" svg:viewBox="0 0 541 746">
          <text:p/>
        </draw:connector>
        <draw:line draw:style-name="gr4" draw:text-style-name="P1" draw:layer="layout" svg:x1="14cm" svg:y1="2.906cm" svg:x2="15.259cm" svg:y2="2.906cm">
          <text:p/>
        </draw:line>
        <draw:line draw:style-name="gr5" draw:text-style-name="P1" draw:layer="layout" svg:x1="14.589cm" svg:y1="5.413cm" svg:x2="19.748cm" svg:y2="5.413cm">
          <text:p/>
        </draw:line>
        <draw:frame draw:style-name="gr6" draw:layer="layout" svg:width="1.7cm" svg:height="0.962cm" svg:x="16.284cm" svg:y="5.369cm">
          <draw:text-box>
            <text:p>time</text:p>
          </draw:text-box>
        </draw:frame>
        <draw:path draw:style-name="gr7" draw:text-style-name="P1" draw:layer="layout" svg:width="1.707cm" svg:height="0.749cm" draw:transform="skewX (0.358490628359635) rotate (-1.03672557568463) translate (12.4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3.5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4.8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6.1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7.5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19.1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20.947000060005cm 1.23399998935469cm)" svg:viewBox="0 0 1708 750" svg:d="M0 0c871 0 1708 750 1708 750">
          <text:p/>
        </draw:path>
        <draw:path draw:style-name="gr7" draw:text-style-name="P1" draw:layer="layout" svg:width="1.707cm" svg:height="0.749cm" draw:transform="skewX (0.358490628359635) rotate (-1.03672557568463) translate (23.047000060005cm 1.23399998935469cm)" svg:viewBox="0 0 1708 750" svg:d="M0 0c871 0 1708 750 1708 750">
          <text:p/>
        </draw:path>
        <draw:frame draw:style-name="gr6" draw:text-style-name="P2" draw:layer="layout" svg:width="2.542cm" svg:height="0.962cm" svg:x="1.161cm" svg:y="1.13cm">
          <draw:text-box>
            <text:p><text:span text:style-name="T1">Case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10-16T21:15:33.249928284</dc:date>
    <dc:creator>elucterio </dc:creator>
    <meta:editing-duration>PT52M</meta:editing-duration>
    <meta:editing-cycles>10</meta:editing-cycles>
    <meta:generator>LibreOffice/4.2.8.2$Linux_X86_64 LibreOffice_project/420m0$Build-2</meta:generator>
    <meta:document-statistic meta:object-count="39"/>
  </office:meta>
</office:document-meta>
</file>